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Consolas, 'Bitstream Vera Sans Mono', 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2154" officeooo:paragraph-rsid="00162154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fo:letter-spacing="normal" fo:background-color="#ffffff" loext:padding="0cm" loext:border="none"/>
    </style:style>
    <style:style style:name="T1" style:family="text">
      <style:text-properties fo:font-variant="normal" fo:text-transform="none" fo:color="#000000" style:font-name="Monaco" fo:font-size="10.5pt" fo:letter-spacing="normal" fo:font-style="normal" fo:font-weight="normal" fo:background-color="#ffffff" loext:char-shading-value="0" loext:padding="0cm" loext:border="none"/>
    </style:style>
    <style:style style:name="T2" style:family="text">
      <style:text-properties fo:font-variant="normal" fo:text-transform="none" fo:color="#000000" fo:letter-spacing="normal" fo:background-color="#ffffff" loext:char-shading-value="0" loext:padding="0cm" loext:border="none"/>
    </style:style>
    <style:style style:name="T3" style:family="text">
      <style:text-properties fo:font-variant="normal" fo:text-transform="none" fo:color="#ff1493" style:font-name="Monaco" fo:font-size="10.5pt" fo:letter-spacing="normal" fo:font-style="normal" fo:font-weight="normal" fo:background-color="#ffffff" loext:char-shading-value="0" loext:padding="0cm" loext:border="none"/>
    </style:style>
    <style:style style:name="T4" style:family="text">
      <style:text-properties fo:font-variant="normal" fo:text-transform="none" fo:color="#008200" style:font-name="Monaco" fo:font-size="10.5pt" fo:letter-spacing="normal" fo:font-style="normal" fo:font-weight="normal" fo:background-color="#ffffff" loext:char-shading-value="0" loext:padding="0cm" loext:border="none"/>
    </style:style>
    <style:style style:name="T5" style:family="text">
      <style:text-properties fo:font-variant="normal" fo:text-transform="none" fo:color="#0000ff" style:text-line-through-style="none" style:text-line-through-type="none" style:font-name="Monaco" fo:font-size="10.5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6" style:family="text">
      <style:text-properties fo:font-variant="normal" fo:text-transform="none" fo:color="#0000ff" style:font-name="Monaco" fo:font-size="10.5pt" fo:letter-spacing="normal" fo:font-style="normal" fo:font-weight="normal" fo:background-color="#ffffff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ource_20_Text"><text:span text:style-name="T3">library</text:span></text:span><text:span text:style-name="Source_20_Text"><text:span text:style-name="T1">(jsonlite)</text:span></text:span></text:p>
      <text:p text:style-name="P2"><text:span text:style-name="Source_20_Text"><text:span text:style-name="T3">library</text:span></text:span><text:span text:style-name="Source_20_Text"><text:span text:style-name="T1">(httr)</text:span></text:span></text:p>
      <text:p text:style-name="P2"><text:span text:style-name="Source_20_Text"><text:span text:style-name="T4"># to register a node</text:span></text:span></text:p>
      <text:p text:style-name="P2"><text:span text:style-name="Source_20_Text"><text:span text:style-name="T1">req &lt;- </text:span></text:span><text:span text:style-name="Source_20_Text"><text:span text:style-name="T3">POST</text:span></text:span><text:span text:style-name="Source_20_Text"><text:span text:style-name="T1">(</text:span></text:span><text:span text:style-name="Source_20_Text"><text:span text:style-name="T6">"</text:span></text:span><text:a xlink:type="simple" xlink:href="http://127.0.0.1:8000/nodes/register" text:style-name="Internet_20_link" text:visited-style-name="Visited_20_Internet_20_Link"><text:span text:style-name="Source_20_Text"><text:span text:style-name="T5">http://127.0.0.1:8000/nodes/register</text:span></text:span></text:a><text:span text:style-name="Source_20_Text"><text:span text:style-name="T6">"</text:span></text:span><text:span text:style-name="Source_20_Text"><text:span text:style-name="T1">, </text:span></text:span></text:p>
      <text:p text:style-name="P2"><text:span text:style-name="Source_20_Text"><text:span text:style-name="T2">            </text:span></text:span><text:span text:style-name="Source_20_Text"><text:span text:style-name="T1">body = </text:span></text:span><text:span text:style-name="Source_20_Text"><text:span text:style-name="T6">'{"nodes": "</text:span></text:span><text:a xlink:type="simple" xlink:href="http://127.0.0.1:8000/" text:style-name="Internet_20_link" text:visited-style-name="Visited_20_Internet_20_Link"><text:span text:style-name="Source_20_Text"><text:span text:style-name="T5">http://127.0.0.1:8000</text:span></text:span></text:a><text:span text:style-name="Source_20_Text"><text:span text:style-name="T6">"}'</text:span></text:span><text:span text:style-name="Source_20_Text"><text:span text:style-name="T1">)</text:span></text:span></text:p>
      <text:p text:style-name="P2"><text:span text:style-name="Source_20_Text"><text:span text:style-name="T3">cat</text:span></text:span><text:span text:style-name="Source_20_Text"><text:span text:style-name="T1">(jsonlite::</text:span></text:span><text:span text:style-name="Source_20_Text"><text:span text:style-name="T3">fromJSON</text:span></text:span><text:span text:style-name="Source_20_Text"><text:span text:style-name="T1">(</text:span></text:span><text:span text:style-name="Source_20_Text"><text:span text:style-name="T3">content</text:span></text:span><text:span text:style-name="Source_20_Text"><text:span text:style-name="T1">(req, </text:span></text:span><text:span text:style-name="Source_20_Text"><text:span text:style-name="T6">"text"</text:span></text:span><text:span text:style-name="Source_20_Text"><text:span text:style-name="T1">)))</text:span></text:span></text:p>
      <text:p text:style-name="P2"><text:span text:style-name="Source_20_Text"><text:span text:style-name="T4"># create a new transaction</text:span></text:span></text:p>
      <text:p text:style-name="P2"><text:span text:style-name="Source_20_Text"><text:span text:style-name="T1">req &lt;- </text:span></text:span><text:span text:style-name="Source_20_Text"><text:span text:style-name="T3">POST</text:span></text:span><text:span text:style-name="Source_20_Text"><text:span text:style-name="T1">(</text:span></text:span><text:span text:style-name="Source_20_Text"><text:span text:style-name="T6">"</text:span></text:span><text:a xlink:type="simple" xlink:href="http://127.0.0.1:8000/transactions/new" text:style-name="Internet_20_link" text:visited-style-name="Visited_20_Internet_20_Link"><text:span text:style-name="Source_20_Text"><text:span text:style-name="T5">http://127.0.0.1:8000/transactions/new</text:span></text:span></text:a><text:span text:style-name="Source_20_Text"><text:span text:style-name="T6">"</text:span></text:span><text:span text:style-name="Source_20_Text"><text:span text:style-name="T1">, </text:span></text:span></text:p>
      <text:p text:style-name="P2"><text:span text:style-name="Source_20_Text"><text:span text:style-name="T2">            </text:span></text:span><text:span text:style-name="Source_20_Text"><text:span text:style-name="T1">body = '{</text:span></text:span><text:span text:style-name="Source_20_Text"><text:span text:style-name="T6">"sender"</text:span></text:span><text:span text:style-name="Source_20_Text"><text:span text:style-name="T1">: </text:span></text:span><text:span text:style-name="Source_20_Text"><text:span text:style-name="T6">"d4ee26eee15148ee92c6cd394edd964"</text:span></text:span><text:span text:style-name="Source_20_Text"><text:span text:style-name="T1">, </text:span></text:span></text:p>
      <text:p text:style-name="P2"><text:span text:style-name="Source_20_Text"><text:span text:style-name="T2">            </text:span></text:span><text:span text:style-name="Source_20_Text"><text:span text:style-name="T6">"recipient"</text:span></text:span><text:span text:style-name="Source_20_Text"><text:span text:style-name="T1">: </text:span></text:span><text:span text:style-name="Source_20_Text"><text:span text:style-name="T6">"23448ee92cd4ee26eee6cd394edd964"</text:span></text:span><text:span text:style-name="Source_20_Text"><text:span text:style-name="T1">, </text:span></text:span><text:span text:style-name="Source_20_Text"><text:span text:style-name="T6">"amount"</text:span></text:span><text:span text:style-name="Source_20_Text"><text:span text:style-name="T1">: 15}')</text:span></text:span></text:p>
      <text:p text:style-name="P2"><text:span text:style-name="Source_20_Text"><text:span text:style-name="T1">object &lt;- jsonlite::</text:span></text:span><text:span text:style-name="Source_20_Text"><text:span text:style-name="T3">fromJSON</text:span></text:span><text:span text:style-name="Source_20_Text"><text:span text:style-name="T1">(</text:span></text:span><text:span text:style-name="Source_20_Text"><text:span text:style-name="T3">content</text:span></text:span><text:span text:style-name="Source_20_Text"><text:span text:style-name="T1">(req, </text:span></text:span><text:span text:style-name="Source_20_Text"><text:span text:style-name="T6">"text"</text:span></text:span><text:span text:style-name="Source_20_Text"><text:span text:style-name="T1">));object$message</text:span></text:span></text:p>
      <text:p text:style-name="P2"><text:span text:style-name="Source_20_Text"><text:span text:style-name="T4"># create a new transaction</text:span></text:span></text:p>
      <text:p text:style-name="P2"><text:span text:style-name="Source_20_Text"><text:span text:style-name="T1">req &lt;- </text:span></text:span><text:span text:style-name="Source_20_Text"><text:span text:style-name="T3">POST</text:span></text:span><text:span text:style-name="Source_20_Text"><text:span text:style-name="T1">(</text:span></text:span><text:span text:style-name="Source_20_Text"><text:span text:style-name="T6">"</text:span></text:span><text:a xlink:type="simple" xlink:href="http://127.0.0.1:8000/transactions/new" text:style-name="Internet_20_link" text:visited-style-name="Visited_20_Internet_20_Link"><text:span text:style-name="Source_20_Text"><text:span text:style-name="T5">http://127.0.0.1:8000/transactions/new</text:span></text:span></text:a><text:span text:style-name="Source_20_Text"><text:span text:style-name="T6">"</text:span></text:span><text:span text:style-name="Source_20_Text"><text:span text:style-name="T1">, </text:span></text:span></text:p>
      <text:p text:style-name="P2"><text:span text:style-name="Source_20_Text"><text:span text:style-name="T2">            </text:span></text:span><text:span text:style-name="Source_20_Text"><text:span text:style-name="T1">body = '{</text:span></text:span><text:span text:style-name="Source_20_Text"><text:span text:style-name="T6">"sender"</text:span></text:span><text:span text:style-name="Source_20_Text"><text:span text:style-name="T1">: </text:span></text:span><text:span text:style-name="Source_20_Text"><text:span text:style-name="T6">"6eee15148ee92c6cd394edd974d4ee2"</text:span></text:span><text:span text:style-name="Source_20_Text"><text:span text:style-name="T1">, </text:span></text:span></text:p>
      <text:p text:style-name="P2"><text:span text:style-name="Source_20_Text"><text:span text:style-name="T2">            </text:span></text:span><text:span text:style-name="Source_20_Text"><text:span text:style-name="T6">"recipient"</text:span></text:span><text:span text:style-name="Source_20_Text"><text:span text:style-name="T1">: </text:span></text:span><text:span text:style-name="Source_20_Text"><text:span text:style-name="T6">"15148ee92cd4ee26eee6cd394edd964"</text:span></text:span><text:span text:style-name="Source_20_Text"><text:span text:style-name="T1">, </text:span></text:span><text:span text:style-name="Source_20_Text"><text:span text:style-name="T6">"amount"</text:span></text:span><text:span text:style-name="Source_20_Text"><text:span text:style-name="T1">: 225}')</text:span></text:span></text:p>
      <text:p text:style-name="P2"><text:span text:style-name="Source_20_Text"><text:span text:style-name="T1">object &lt;- jsonlite::</text:span></text:span><text:span text:style-name="Source_20_Text"><text:span text:style-name="T3">fromJSON</text:span></text:span><text:span text:style-name="Source_20_Text"><text:span text:style-name="T1">(</text:span></text:span><text:span text:style-name="Source_20_Text"><text:span text:style-name="T3">content</text:span></text:span><text:span text:style-name="Source_20_Text"><text:span text:style-name="T1">(req, </text:span></text:span><text:span text:style-name="Source_20_Text"><text:span text:style-name="T6">"text"</text:span></text:span><text:span text:style-name="Source_20_Text"><text:span text:style-name="T1">));object$message</text:span></text:span></text:p>
      <text:p text:style-name="P2"><text:span text:style-name="Source_20_Text"><text:span text:style-name="T4"># start mining</text:span></text:span></text:p>
      <text:p text:style-name="P2"><text:span text:style-name="Source_20_Text"><text:span text:style-name="T1">req &lt;- </text:span></text:span><text:span text:style-name="Source_20_Text"><text:span text:style-name="T3">GET</text:span></text:span><text:span text:style-name="Source_20_Text"><text:span text:style-name="T1">(</text:span></text:span><text:span text:style-name="Source_20_Text"><text:span text:style-name="T6">"</text:span></text:span><text:a xlink:type="simple" xlink:href="http://127.0.0.1:8000/mine" text:style-name="Internet_20_link" text:visited-style-name="Visited_20_Internet_20_Link"><text:span text:style-name="Source_20_Text"><text:span text:style-name="T5">http://127.0.0.1:8000/mine</text:span></text:span></text:a><text:span text:style-name="Source_20_Text"><text:span text:style-name="T6">"</text:span></text:span><text:span text:style-name="Source_20_Text"><text:span text:style-name="T1">)</text:span></text:span></text:p>
      <text:p text:style-name="P2"><text:span text:style-name="Source_20_Text"><text:span text:style-name="T1">object &lt;- jsonlite::</text:span></text:span><text:span text:style-name="Source_20_Text"><text:span text:style-name="T3">fromJSON</text:span></text:span><text:span text:style-name="Source_20_Text"><text:span text:style-name="T1">(</text:span></text:span><text:span text:style-name="Source_20_Text"><text:span text:style-name="T3">content</text:span></text:span><text:span text:style-name="Source_20_Text"><text:span text:style-name="T1">(req, </text:span></text:span><text:span text:style-name="Source_20_Text"><text:span text:style-name="T6">"text"</text:span></text:span><text:span text:style-name="Source_20_Text"><text:span text:style-name="T1">));object$message</text:span></text:span></text:p>
      <text:p text:style-name="P3"> </text:p>
      <text:p text:style-name="P2"><text:span text:style-name="Source_20_Text"><text:span text:style-name="T4"># create a new transaction</text:span></text:span></text:p>
      <text:p text:style-name="P2"><text:span text:style-name="Source_20_Text"><text:span text:style-name="T1">req &lt;- </text:span></text:span><text:span text:style-name="Source_20_Text"><text:span text:style-name="T3">POST</text:span></text:span><text:span text:style-name="Source_20_Text"><text:span text:style-name="T1">(</text:span></text:span><text:span text:style-name="Source_20_Text"><text:span text:style-name="T6">"</text:span></text:span><text:a xlink:type="simple" xlink:href="http://127.0.0.1:8000/transactions/new" text:style-name="Internet_20_link" text:visited-style-name="Visited_20_Internet_20_Link"><text:span text:style-name="Source_20_Text"><text:span text:style-name="T5">http://127.0.0.1:8000/transactions/new</text:span></text:span></text:a><text:span text:style-name="Source_20_Text"><text:span text:style-name="T6">"</text:span></text:span><text:span text:style-name="Source_20_Text"><text:span text:style-name="T1">, </text:span></text:span></text:p>
      <text:p text:style-name="P2"><text:span text:style-name="Source_20_Text"><text:span text:style-name="T2">            </text:span></text:span><text:span text:style-name="Source_20_Text"><text:span text:style-name="T1">body = '{</text:span></text:span><text:span text:style-name="Source_20_Text"><text:span text:style-name="T6">"sender"</text:span></text:span><text:span text:style-name="Source_20_Text"><text:span text:style-name="T1">: </text:span></text:span><text:span text:style-name="Source_20_Text"><text:span text:style-name="T6">"334e15148ee92c6cd394edd974d4ee2"</text:span></text:span><text:span text:style-name="Source_20_Text"><text:span text:style-name="T1">, </text:span></text:span></text:p>
      <text:p text:style-name="P2"><text:span text:style-name="Source_20_Text"><text:span text:style-name="T2">            </text:span></text:span><text:span text:style-name="Source_20_Text"><text:span text:style-name="T6">"recipient"</text:span></text:span><text:span text:style-name="Source_20_Text"><text:span text:style-name="T1">: </text:span></text:span><text:span text:style-name="Source_20_Text"><text:span text:style-name="T6">"8ee98ee92cd4ee26eee6cd3334e1514"</text:span></text:span><text:span text:style-name="Source_20_Text"><text:span text:style-name="T1">, </text:span></text:span><text:span text:style-name="Source_20_Text"><text:span text:style-name="T6">"amount"</text:span></text:span><text:span text:style-name="Source_20_Text"><text:span text:style-name="T1">: 887}')</text:span></text:span></text:p>
      <text:p text:style-name="P2"><text:span text:style-name="Source_20_Text"><text:span text:style-name="T1">object &lt;- jsonlite::</text:span></text:span><text:span text:style-name="Source_20_Text"><text:span text:style-name="T3">fromJSON</text:span></text:span><text:span text:style-name="Source_20_Text"><text:span text:style-name="T1">(</text:span></text:span><text:span text:style-name="Source_20_Text"><text:span text:style-name="T3">content</text:span></text:span><text:span text:style-name="Source_20_Text"><text:span text:style-name="T1">(req, </text:span></text:span><text:span text:style-name="Source_20_Text"><text:span text:style-name="T6">"text"</text:span></text:span><text:span text:style-name="Source_20_Text"><text:span text:style-name="T1">));object$message</text:span></text:span></text:p>
      <text:p text:style-name="P3"> </text:p>
      <text:p text:style-name="P2"><text:span text:style-name="Source_20_Text"><text:span text:style-name="T4"># mine again</text:span></text:span></text:p>
      <text:p text:style-name="P2"><text:span text:style-name="Source_20_Text"><text:span text:style-name="T1">req &lt;- </text:span></text:span><text:span text:style-name="Source_20_Text"><text:span text:style-name="T3">GET</text:span></text:span><text:span text:style-name="Source_20_Text"><text:span text:style-name="T1">(</text:span></text:span><text:span text:style-name="Source_20_Text"><text:span text:style-name="T6">"</text:span></text:span><text:a xlink:type="simple" xlink:href="http://127.0.0.1:8000/mine" text:style-name="Internet_20_link" text:visited-style-name="Visited_20_Internet_20_Link"><text:span text:style-name="Source_20_Text"><text:span text:style-name="T5">http://127.0.0.1:8000/mine</text:span></text:span></text:a><text:span text:style-name="Source_20_Text"><text:span text:style-name="T6">"</text:span></text:span><text:span text:style-name="Source_20_Text"><text:span text:style-name="T1">)</text:span></text:span></text:p>
      <text:p text:style-name="P2"><text:span text:style-name="Source_20_Text"><text:span text:style-name="T1">object &lt;- jsonlite::</text:span></text:span><text:span text:style-name="Source_20_Text"><text:span text:style-name="T3">fromJSON</text:span></text:span><text:span text:style-name="Source_20_Text"><text:span text:style-name="T1">(</text:span></text:span><text:span text:style-name="Source_20_Text"><text:span text:style-name="T3">content</text:span></text:span><text:span text:style-name="Source_20_Text"><text:span text:style-name="T1">(req, </text:span></text:span><text:span text:style-name="Source_20_Text"><text:span text:style-name="T6">"text"</text:span></text:span><text:span text:style-name="Source_20_Text"><text:span text:style-name="T1">));object$message</text:span></text:span></text:p>
      <text:p text:style-name="Standard"/>
      <text:p text:style-name="Standard"/>
      <text:p text:style-name="Standard"/>
      <text:p text:style-name="P1">Interacting programmatically from the client</text:p>
      <text:p text:style-name="P1"/>
      <text:p text:style-name="P1"><text:span text:style-name="Source_20_Text"><text:span text:style-name="T4"># retrieve the chain</text:span></text:span></text:p>
      <text:p text:style-name="P2"><text:span text:style-name="Source_20_Text"><text:span text:style-name="T1">req &lt;- </text:span></text:span><text:span text:style-name="Source_20_Text"><text:span text:style-name="T3">GET</text:span></text:span><text:span text:style-name="Source_20_Text"><text:span text:style-name="T1">(</text:span></text:span><text:span text:style-name="Source_20_Text"><text:span text:style-name="T6">"</text:span></text:span><text:a xlink:type="simple" xlink:href="http://127.0.0.1:8000/chain" text:style-name="Internet_20_link" text:visited-style-name="Visited_20_Internet_20_Link"><text:span text:style-name="Source_20_Text"><text:span text:style-name="T5">http://127.0.0.1:8000/chain</text:span></text:span></text:a><text:span text:style-name="Source_20_Text"><text:span text:style-name="T6">"</text:span></text:span><text:span text:style-name="Source_20_Text"><text:span text:style-name="T1">)</text:span></text:span></text:p>
      <text:p text:style-name="P2"><text:span text:style-name="Source_20_Text"><text:span text:style-name="T1">chain &lt;- jsonlite::</text:span></text:span><text:span text:style-name="Source_20_Text"><text:span text:style-name="T3">fromJSON</text:span></text:span><text:span text:style-name="Source_20_Text"><text:span text:style-name="T1">(</text:span></text:span><text:span text:style-name="Source_20_Text"><text:span text:style-name="T3">content</text:span></text:span><text:span text:style-name="Source_20_Text"><text:span text:style-name="T1">(req, </text:span></text:span><text:span text:style-name="Source_20_Text"><text:span text:style-name="T6">"text"</text:span></text:span><text:span text:style-name="Source_20_Text"><text:span text:style-name="T1">))</text:span></text:span></text:p>
      <text:p text:style-name="P2"><text:span text:style-name="Source_20_Text"><text:span text:style-name="T4"># check the amount of the first transaction in the first block of the chain</text:span></text:span></text:p>
      <text:p text:style-name="P2"><text:span text:style-name="Source_20_Text"><text:span text:style-name="T1">chain$chain$block.1$transactions$transaction$amount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Consolas, 'Bitstream Vera Sans Mono', 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20:14:10.752175029</meta:creation-date>
    <dc:date>2018-03-10T20:14:56.178418941</dc:date>
    <meta:editing-duration>PT4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5" meta:word-count="128" meta:character-count="1581" meta:non-whitespace-character-count="1393"/>
  </office:meta>
</office:document-meta>
</file>